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3" table:default-cell-style-name="Default"/>
        <table:table-row table:style-name="ro1">
          <table:table-cell table:style-name="ce1"/>
          <table:table-cell table:style-name="ce2" office:value-type="string" calcext:value-type="string">
            <text:p>Paper_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_extraction_method </text:p>
          </table:table-cell>
          <table:table-cell table:style-name="ce1" office:value-type="string" calcext:value-type="string">
            <text:p>Mean_sex_not_considered</text:p>
          </table:table-cell>
          <table:table-cell table:style-name="ce1" office:value-type="string" calcext:value-type="string">
            <text:p>standard_error</text:p>
          </table:table-cell>
          <table:table-cell table:style-name="ce1" office:value-type="string" calcext:value-type="string">
            <text:p>Confidence_interval</text:p>
          </table:table-cell>
          <table:table-cell table:style-name="ce1" office:value-type="string" calcext:value-type="string">
            <text:p>Mean_male</text:p>
          </table:table-cell>
          <table:table-cell table:style-name="ce1" office:value-type="string" calcext:value-type="string">
            <text:p>Standard_error_male </text:p>
          </table:table-cell>
          <table:table-cell table:style-name="ce1" office:value-type="string" calcext:value-type="string">
            <text:p>Mean_female</text:p>
          </table:table-cell>
          <table:table-cell table:style-name="ce1" office:value-type="string" calcext:value-type="string">
            <text:p>Standard_error_female</text:p>
          </table:table-cell>
          <table:table-cell table:style-name="ce1" office:value-type="string" calcext:value-type="string">
            <text:p>median_female</text:p>
          </table:table-cell>
          <table:table-cell table:style-name="ce1" office:value-type="string" calcext:value-type="string">
            <text:p>median_male</text:p>
          </table:table-cell>
          <table:table-cell table:style-name="ce1" office:value-type="string" calcext:value-type="string">
            <text:p>standard_deviation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effect_sizes</text:p>
          </table:table-cell>
          <table:table-cell table:style-name="ce1" office:value-type="string" calcext:value-type="string">
            <text:p>Selection_temperature</text:p>
          </table:table-cell>
          <table:table-cell table:style-name="ce1" office:value-type="string" calcext:value-type="string">
            <text:p>Assay_temperature</text:p>
          </table:table-cell>
          <table:table-cell table:style-name="ce1" office:value-type="string" calcext:value-type="string">
            <text:p>Control_or_selection_line</text:p>
          </table:table-cell>
          <table:table-cell table:style-name="ce1" office:value-type="string" calcext:value-type="string">
            <text:p>Time_series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_data</text:p>
          </table:table-cell>
          <table:table-cell table:style-name="ce1" office:value-type="string" calcext:value-type="string">
            <text:p>Female_data</text:p>
          </table:table-cell>
          <table:table-cell table:style-name="ce1" office:value-type="string" calcext:value-type="string">
            <text:p>Culture_plate</text:p>
          </table:table-cell>
          <table:table-cell table:style-name="ce1" office:value-type="string" calcext:value-type="string">
            <text:p>Sex_not_considered_data</text:p>
          </table:table-cell>
          <table:table-cell table:style-name="ce1" office:value-type="string" calcext:value-type="string">
            <text:p>Technical_replicate</text:p>
          </table:table-cell>
          <table:table-cell table:style-name="ce1" table:number-columns-repeated="14"/>
        </table:table-row>
        <table:table-row table:style-name="ro2">
          <table:table-cell/>
          <table:table-cell table:style-name="ce3" office:value-type="string" calcext:value-type="string">
            <text:p>Adaptation to Fluctuating Temperatures in an RNA Virus</text:p>
            <text:p>Is Driven by the Most Stringent Selective Pressure</text:p>
          </table:table-cell>
          <table:table-cell table:style-name="ce3" office:value-type="string" calcext:value-type="string">
            <text:p>(Arribas et al., 2014)</text:p>
          </table:table-cell>
          <table:table-cell office:value-type="string" calcext:value-type="string">
            <text:p>Growth rate e log2 [(virusend –</text:p>
            <text:p>virus0)/virus0],</text:p>
          </table:table-cell>
          <table:table-cell table:number-columns-repeated="3"/>
          <table:table-cell office:value-type="float" office:value="24.3558282208589" calcext:value-type="float">
            <text:p>24.3558282208589</text:p>
          </table:table-cell>
          <table:table-cell table:number-columns-repeated="8"/>
          <table:table-cell office:value-type="float" office:value="0.276073619631902" calcext:value-type="float">
            <text:p>0.276073619631902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Selection l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3">
          <table:table-cell table:number-columns-repeated="7"/>
          <table:table-cell office:value-type="float" office:value="23.8803680981595" calcext:value-type="float">
            <text:p>23.8803680981595</text:p>
          </table:table-cell>
          <table:table-cell table:number-columns-repeated="8"/>
          <table:table-cell office:value-type="float" office:value="0.383435582822088" calcext:value-type="float">
            <text:p>0.383435582822088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Selection li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23.7423312883436" calcext:value-type="float">
            <text:p>23.7423312883436</text:p>
          </table:table-cell>
          <table:table-cell table:number-columns-repeated="8"/>
          <table:table-cell office:value-type="float" office:value="0.276073619631905" calcext:value-type="float">
            <text:p>0.2760736196319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lection l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22.6380368098159" calcext:value-type="float">
            <text:p>22.6380368098159</text:p>
          </table:table-cell>
          <table:table-cell table:number-columns-repeated="8"/>
          <table:table-cell office:value-type="float" office:value="0.368098159509202" calcext:value-type="float">
            <text:p>0.36809815950920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lection li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22.239263803681" calcext:value-type="float">
            <text:p>22.239263803681</text:p>
          </table:table-cell>
          <table:table-cell table:number-columns-repeated="8"/>
          <table:table-cell office:value-type="float" office:value="0.29141104294478" calcext:value-type="float">
            <text:p>0.2914110429447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lection l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23.3742331288344" calcext:value-type="float">
            <text:p>23.3742331288344</text:p>
          </table:table-cell>
          <table:table-cell table:number-columns-repeated="8"/>
          <table:table-cell office:value-type="float" office:value="0.276073619631902" calcext:value-type="float">
            <text:p>0.27607361963190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lection li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17.8132992327366" calcext:value-type="float">
            <text:p>17.8132992327366</text:p>
          </table:table-cell>
          <table:table-cell table:number-columns-repeated="8"/>
          <table:table-cell office:value-type="float" office:value="0.0204603580562654" calcext:value-type="float">
            <text:p>0.02046035805626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lection l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17.4040920716113" calcext:value-type="float">
            <text:p>17.4040920716113</text:p>
          </table:table-cell>
          <table:table-cell table:number-columns-repeated="8"/>
          <table:table-cell office:value-type="float" office:value="0.429667519181585" calcext:value-type="float">
            <text:p>0.42966751918158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lection li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17.9156010230179" calcext:value-type="float">
            <text:p>17.9156010230179</text:p>
          </table:table-cell>
          <table:table-cell table:number-columns-repeated="8"/>
          <table:table-cell office:value-type="float" office:value="0.910485933503836" calcext:value-type="float">
            <text:p>0.910485933503836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17.4040920716113" calcext:value-type="float">
            <text:p>17.4040920716113</text:p>
          </table:table-cell>
          <table:table-cell table:number-columns-repeated="8"/>
          <table:table-cell office:value-type="float" office:value="1.00255754475703" calcext:value-type="float">
            <text:p>1.00255754475703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15.3273657289003" calcext:value-type="float">
            <text:p>15.3273657289003</text:p>
          </table:table-cell>
          <table:table-cell table:number-columns-repeated="8"/>
          <table:table-cell office:value-type="float" office:value="0.153452685421993" calcext:value-type="float">
            <text:p>0.15345268542199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lection l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15.8081841432225" calcext:value-type="float">
            <text:p>15.8081841432225</text:p>
          </table:table-cell>
          <table:table-cell table:number-columns-repeated="8"/>
          <table:table-cell office:value-type="float" office:value="0.705882352941179" calcext:value-type="float">
            <text:p>0.70588235294117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lection li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10.4897959183673" calcext:value-type="float">
            <text:p>10.4897959183673</text:p>
          </table:table-cell>
          <table:table-cell table:number-columns-repeated="8"/>
          <table:table-cell office:value-type="float" office:value="0.908163265306118" calcext:value-type="float">
            <text:p>0.90816326530611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lection l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10.0816326530612" calcext:value-type="float">
            <text:p>10.0816326530612</text:p>
          </table:table-cell>
          <table:table-cell table:number-columns-repeated="8"/>
          <table:table-cell office:value-type="float" office:value="0.418367346938776" calcext:value-type="float">
            <text:p>0.41836734693877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lection li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9.60204081632653" calcext:value-type="float">
            <text:p>9.60204081632653</text:p>
          </table:table-cell>
          <table:table-cell table:number-columns-repeated="8"/>
          <table:table-cell office:value-type="float" office:value="0.214285714285715" calcext:value-type="float">
            <text:p>0.21428571428571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lection l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7.10204081632653" calcext:value-type="float">
            <text:p>7.10204081632653</text:p>
          </table:table-cell>
          <table:table-cell table:number-columns-repeated="8"/>
          <table:table-cell office:value-type="float" office:value="0.887755102040815" calcext:value-type="float">
            <text:p>0.88775510204081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lection li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13.0102040816327" calcext:value-type="float">
            <text:p>13.0102040816327</text:p>
          </table:table-cell>
          <table:table-cell table:number-columns-repeated="8"/>
          <table:table-cell office:value-type="float" office:value="0.397959183673471" calcext:value-type="float">
            <text:p>0.397959183673471</text:p>
          </table:table-cell>
          <table:table-cell table:number-columns-repeated="2"/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Selection l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13.9081632653061" calcext:value-type="float">
            <text:p>13.9081632653061</text:p>
          </table:table-cell>
          <table:table-cell table:number-columns-repeated="8"/>
          <table:table-cell office:value-type="float" office:value="0.193877551020407" calcext:value-type="float">
            <text:p>0.193877551020407</text:p>
          </table:table-cell>
          <table:table-cell table:number-columns-repeated="2"/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Selection li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table:number-columns-repeated="43"/>
        </table:table-row>
        <table:table-row table:style-name="ro3">
          <table:table-cell table:number-columns-repeated="7"/>
          <table:table-cell office:value-type="float" office:value="20.5" calcext:value-type="float">
            <text:p>20.5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string" calcext:value-type="string">
            <text:p>An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20.5" calcext:value-type="float">
            <text:p>20.5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string" calcext:value-type="string">
            <text:p>An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20.5" calcext:value-type="float">
            <text:p>20.5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string" calcext:value-type="string">
            <text:p>An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20.5" calcext:value-type="float">
            <text:p>20.5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string" calcext:value-type="string">
            <text:p>An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20.5" calcext:value-type="float">
            <text:p>20.5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string" calcext:value-type="string">
            <text:p>An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20.5" calcext:value-type="float">
            <text:p>20.5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string" calcext:value-type="string">
            <text:p>An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17.8676470588235" calcext:value-type="float">
            <text:p>17.8676470588235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 office:value-type="string" calcext:value-type="string">
            <text:p>An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17.8676470588235" calcext:value-type="float">
            <text:p>17.8676470588235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 office:value-type="string" calcext:value-type="string">
            <text:p>An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17.8676470588235" calcext:value-type="float">
            <text:p>17.8676470588235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 office:value-type="string" calcext:value-type="string">
            <text:p>An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17.8676470588235" calcext:value-type="float">
            <text:p>17.8676470588235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 office:value-type="string" calcext:value-type="string">
            <text:p>An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17.8676470588235" calcext:value-type="float">
            <text:p>17.8676470588235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 office:value-type="string" calcext:value-type="string">
            <text:p>An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17.8676470588235" calcext:value-type="float">
            <text:p>17.8676470588235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 office:value-type="string" calcext:value-type="string">
            <text:p>An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9.73660030627872" calcext:value-type="float">
            <text:p>9.73660030627872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 office:value-type="string" calcext:value-type="string">
            <text:p>An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9.73660030627872" calcext:value-type="float">
            <text:p>9.73660030627872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 office:value-type="string" calcext:value-type="string">
            <text:p>An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9.73660030627872" calcext:value-type="float">
            <text:p>9.73660030627872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 office:value-type="string" calcext:value-type="string">
            <text:p>An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9.73660030627872" calcext:value-type="float">
            <text:p>9.73660030627872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 office:value-type="string" calcext:value-type="string">
            <text:p>An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9.73660030627872" calcext:value-type="float">
            <text:p>9.73660030627872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 office:value-type="string" calcext:value-type="string">
            <text:p>An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number-columns-repeated="7"/>
          <table:table-cell office:value-type="float" office:value="9.73660030627872" calcext:value-type="float">
            <text:p>9.73660030627872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 office:value-type="string" calcext:value-type="string">
            <text:p>An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 table:number-rows-repeated="5">
          <table:table-cell table:number-columns-repeated="43"/>
        </table:table-row>
        <table:table-row table:style-name="ro3">
          <table:table-cell table:number-columns-repeated="7"/>
          <table:table-cell office:value-type="float" office:value="21.5783972125436" calcext:value-type="float">
            <text:p>21.5783972125436</text:p>
          </table:table-cell>
          <table:table-cell table:number-columns-repeated="8"/>
          <table:table-cell office:value-type="float" office:value="0.222996515679444" calcext:value-type="float">
            <text:p>0.22299651567944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Fluctuation One transfer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21.4947735191638" calcext:value-type="float">
            <text:p>21.4947735191638</text:p>
          </table:table-cell>
          <table:table-cell table:number-columns-repeated="8"/>
          <table:table-cell office:value-type="float" office:value="0.473867595818817" calcext:value-type="float">
            <text:p>0.47386759581881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Fluctuation One transfer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21.4947735191638" calcext:value-type="float">
            <text:p>21.4947735191638</text:p>
          </table:table-cell>
          <table:table-cell table:number-columns-repeated="8"/>
          <table:table-cell office:value-type="float" office:value="0.418118466898953" calcext:value-type="float">
            <text:p>0.41811846689895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Fluctuation Five transfer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20.2961672473868" calcext:value-type="float">
            <text:p>20.2961672473868</text:p>
          </table:table-cell>
          <table:table-cell table:number-columns-repeated="8"/>
          <table:table-cell office:value-type="float" office:value="0.780487804878046" calcext:value-type="float">
            <text:p>0.78048780487804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Fluctuation Five transfer</text:p>
          </table:table-cell>
          <table:table-cell table:number-columns-repeated="21"/>
        </table:table-row>
        <table:table-row table:style-name="ro3" table:number-rows-repeated="3">
          <table:table-cell table:number-columns-repeated="43"/>
        </table:table-row>
        <table:table-row table:style-name="ro3">
          <table:table-cell table:number-columns-repeated="7"/>
          <table:table-cell office:value-type="float" office:value="16.1010452961672" calcext:value-type="float">
            <text:p>16.1010452961672</text:p>
          </table:table-cell>
          <table:table-cell table:number-columns-repeated="8"/>
          <table:table-cell office:value-type="float" office:value="0.919860627177702" calcext:value-type="float">
            <text:p>0.91986062717770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Fluctuation One transfer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5.5714285714286" calcext:value-type="float">
            <text:p>15.5714285714286</text:p>
          </table:table-cell>
          <table:table-cell table:number-columns-repeated="8"/>
          <table:table-cell office:value-type="float" office:value="0.306620209059236" calcext:value-type="float">
            <text:p>0.30662020905923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Fluctuation One transfer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6.602787456446" calcext:value-type="float">
            <text:p>16.602787456446</text:p>
          </table:table-cell>
          <table:table-cell table:number-columns-repeated="8"/>
          <table:table-cell office:value-type="float" office:value="0.390243902439021" calcext:value-type="float">
            <text:p>0.39024390243902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Fluctuation Five transfer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5.0696864111498" calcext:value-type="float">
            <text:p>15.0696864111498</text:p>
          </table:table-cell>
          <table:table-cell table:number-columns-repeated="8"/>
          <table:table-cell office:value-type="float" office:value="0.696864111498256" calcext:value-type="float">
            <text:p>0.69686411149825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Fluctuation Five transfer</text:p>
          </table:table-cell>
          <table:table-cell table:number-columns-repeated="21"/>
        </table:table-row>
        <table:table-row table:style-name="ro3" table:number-rows-repeated="3">
          <table:table-cell table:number-columns-repeated="43"/>
        </table:table-row>
        <table:table-row table:style-name="ro3">
          <table:table-cell table:number-columns-repeated="7"/>
          <table:table-cell office:value-type="float" office:value="11.6111111111111" calcext:value-type="float">
            <text:p>11.6111111111111</text:p>
          </table:table-cell>
          <table:table-cell table:number-columns-repeated="8"/>
          <table:table-cell office:value-type="float" office:value="0.277777777777779" calcext:value-type="float">
            <text:p>0.27777777777777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Fluctuation One transfer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3.3333333333333" calcext:value-type="float">
            <text:p>13.3333333333333</text:p>
          </table:table-cell>
          <table:table-cell table:number-columns-repeated="8"/>
          <table:table-cell office:value-type="float" office:value="0.0833333333333322" calcext:value-type="float">
            <text:p>0.08333333333333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Fluctuation One transfer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2.0833333333333" calcext:value-type="float">
            <text:p>12.0833333333333</text:p>
          </table:table-cell>
          <table:table-cell table:number-columns-repeated="8"/>
          <table:table-cell office:value-type="float" office:value="0.194444444444445" calcext:value-type="float">
            <text:p>0.19444444444444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Fluctuation Five transfer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1.6111111111111" calcext:value-type="float">
            <text:p>11.6111111111111</text:p>
          </table:table-cell>
          <table:table-cell table:number-columns-repeated="8"/>
          <table:table-cell office:value-type="float" office:value="0.166666666666666" calcext:value-type="float">
            <text:p>0.16666666666666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Fluctuation Five transfer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20:21:09.450343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5:16:16.985609154</meta:creation-date>
    <dc:date>2021-05-08T20:39:22.606179583</dc:date>
    <meta:editing-duration>PT18H52M20S</meta:editing-duration>
    <meta:editing-cycles>7</meta:editing-cycles>
    <meta:generator>LibreOffice/6.0.7.3$Linux_X86_64 LibreOffice_project/00m0$Build-3</meta:generator>
    <meta:document-statistic meta:table-count="1" meta:cell-count="259" meta:object-count="0"/>
  </office:meta>
</office:document-meta>
</file>